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Times New Roman" fo:background-color="transparent" style:font-size-asian="10.5pt"/>
    </style:style>
    <style:style style:name="P2" style:family="paragraph" style:parent-style-name="Standard">
      <style:text-properties style:text-position="0% 100%" style:font-name="Times New Roman" fo:font-style="normal" fo:background-color="transparent" style:font-size-asian="10.5pt" style:font-style-asian="normal" style:font-style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T1" style:family="text">
      <style:text-properties style:font-name="Times New Roman1" fo:font-weight="bold" style:font-weight-asian="bold" style:font-weight-complex="bold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text-position="sub 58%" style:font-name="Times New Roman" fo:font-weight="bold" fo:background-color="transparent" style:font-size-asian="10.5pt" style:font-weight-asian="bold" style:font-weight-complex="bold"/>
    </style:style>
    <style:style style:name="T4" style:family="text">
      <style:text-properties style:text-position="0% 100%" style:font-name="Times New Roman" fo:background-color="transparent" style:font-size-asian="10.5pt"/>
    </style:style>
    <style:style style:name="T5" style:family="text">
      <style:text-properties style:text-position="0% 100%" style:font-name="Times New Roman" fo:font-style="italic" fo:background-color="transparent" style:font-size-asian="10.5pt" style:font-style-asian="italic" style:font-style-complex="italic"/>
    </style:style>
    <style:style style:name="T6" style:family="text">
      <style:text-properties style:text-position="0% 100%" style:font-name="Times New Roman" fo:font-style="normal" fo:background-color="transparent" style:font-size-asian="10.5pt" style:font-style-asian="normal" style:font-style-complex="normal"/>
    </style:style>
    <style:style style:name="T7" style:family="text">
      <style:text-properties style:text-position="0% 100%" style:font-name="Times New Roman" fo:font-weight="bold" fo:background-color="transparent" style:font-size-asian="10.5pt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ROYECTO I :</text:p>
      <text:p text:style-name="Standard"><text:tab/>ALGORITMOS IDA, A* PARA LA RESOLUCIÓN DEL PROBLEMA</text:p>
      <text:p text:style-name="Standard"><text:tab/>“PANCAKE SORTING”</text:p>
      <text:p text:style-name="Standard"/>
      <text:p text:style-name="Standard"><text:tab/>Inteligencia Artificial (CI-5437)</text:p>
      <text:p text:style-name="Standard"/>
      <text:p text:style-name="Standard"><text:tab/>Christian Chomiak </text:p>
      <text:p text:style-name="Standard"><text:tab/>Grace Gimón (08-10437)</text:p>
      <text:p text:style-name="Standard"><text:tab/>Jenny Valdez (08-11149)</text:p>
      <text:p text:style-name="Standard"/>
      <text:p text:style-name="Standard"/>
      <text:p text:style-name="Standard"><text:tab/>Septiembre – Diciembre 201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Introducción</text:p>
      <text:p text:style-name="Standard"/>
      <text:p text:style-name="Standard"><text:tab/>En este informe mostraremos los resultados obtenidos tras aplicar los algoritmos de búsqueda heurística IDA y A* implementados para solucionar el problema del “Pancake Sorting”. Para empezar, se explicará en qué consiste brevemente este problema, en segundo lugar, la heurística a utilizar, luego, la estructura de la solución propuesta para la implementación de los algoritmos y para finalizar se mostrará una tabla comparativa del tiempo de ejecución entre ambos algoritmos para un número de panquecas determinado.</text:p>
      <text:p text:style-name="Standard"/>
      <text:p text:style-name="Standard"/>
      <text:p text:style-name="Standard"/>
      <text:p text:style-name="Standard"/>
      <text:p text:style-name="P3">Problema de pancake sorting</text:p>
      <text:p text:style-name="P3"/>
      <text:p text:style-name="Standard"><text:tab/>Se debe organizar una pila de panquecas tal que las panquecas de mayor tamaño queden en la base y vayan disminuyendo los tamaños hasta que todas queden organizadas, por lo que, se quiere buscar cual es el menor número de flips para lograr el objetivo.</text:p>
      <text:p text:style-name="Standard"/>
      <text:p text:style-name="Standard"/>
      <text:p text:style-name="Standard"/>
      <text:p text:style-name="P3">Heurística seleccionada</text:p>
      <text:p text:style-name="Standard"/>
      <text:p text:style-name="Standard">Gap. El valor de esta heurística para un estado de las n-panquecas s es el número de posiciones en la pila de panquecas en las cuales dichas panquecas no tienen un tamaño adyacente al de la panqueca debajo de ella.</text:p>
      <text:p text:style-name="Standard"/>
      <text:p text:style-name="Standard"><text:tab/><text:span text:style-name="T8">h(s) = # { i| I </text:span><text:span text:style-name="T1">Є</text:span><text:span text:style-name="T2"> {0..n-1} , | </text:span><text:span text:style-name="T7">s</text:span><text:span text:style-name="T3">i <text:s/></text:span><text:span text:style-name="T7">- </text:span><text:span text:style-name="T2">s</text:span><text:span text:style-name="T3">i +1 </text:span><text:span text:style-name="T7">| &gt; 1}</text:span></text:p>
      <text:p text:style-name="P1"/>
      <text:p text:style-name="Standard"><text:span text:style-name="T4">Por lo que en el objetivo de este problema no hay </text:span><text:span text:style-name="T5">gaps </text:span><text:span text:style-name="T6">entonces el valor de la heurística en el objetivo es 0. Un k-flip (un flip que toma k panquecas) puede reducir el número de gaps en a lo sumo 1, por lo que se puede decir que es una función monótona:</text:span></text:p>
      <text:p text:style-name="P2"><text:tab/>h(s) &lt;= h(s') + c(s,a) dado que s' es sucesor de s.</text:p>
      <text:p text:style-name="P2">Y bajo la premisa de que un k-flip puede reducir el número de gaps en a lo sumo 1, ocurre que h(s) &lt;= h(s') en todo caso.</text:p>
      <text:p text:style-name="P2">Además, por las propiedades de las funciones heurísticas sabemos que Si h es monótona, es admisible, lo cual, a su vez, garantiza que h es segura y conoce el objetivo. [1]</text:p>
      <text:p text:style-name="P2"/>
      <text:p text:style-name="Standard"><text:span text:style-name="T6">A nivel de literatura académica se consiguió que la mayoría de los experimentos se han realizado <text:s/>utilizando variaciones de las heurísticas de tipo </text:span><text:span text:style-name="T5">Database Patterns. </text:span><text:span text:style-name="T6">Sin embargo en algunos experimentos comparativos entre dichas heurísticas y Gaps, los resultados favorecían enormemente a esta última, permitiendo tener una cantidad de panquecas entre 2 – 60, mientras que en las primeras se podían considerar casos hasta 40 panquecas con gran memoria invertida y con tiempos de ejecuciones considerablemente mayores.</text:span></text:p>
      <text:p text:style-name="Standard"/>
      <text:p text:style-name="P3">Estructura de la solución</text:p>
      <text:p text:style-name="Standard"/>
      <text:p text:style-name="Standard"><text:tab/>Para la implementación de los algoritmos se propuso una estructura llamada Node, la cual está compuesta por:</text:p>
      <text:list xml:id="list1575785214" text:style-name="L1">
        <text:list-item>
          <text:list>
            <text:list-item>
              <text:p text:style-name="P4"><text:soft-page-break/>State : Configuración de las panquecas</text:p>
            </text:list-item>
            <text:list-item>
              <text:p text:style-name="P4">K : Acción o Número de panquecas invertidas desde el estado previo para alcanzar configuración actual</text:p>
            </text:list-item>
            <text:list-item>
              <text:p text:style-name="P4">P <text:s/>: Apuntador al nodo padre</text:p>
            </text:list-item>
            <text:list-item>
              <text:p text:style-name="P4">H : Valor de la heurística para la configuración actual.</text:p>
            </text:list-item>
            <text:list-item>
              <text:p text:style-name="P4">G : Costo desde la raíz hasta el nodo actual.</text:p>
            </text:list-item>
          </text:list>
        </text:list-item>
      </text:list>
      <text:p text:style-name="Standard"/>
      <text:p text:style-name="Standard"><text:tab/>Se realizó en lenguaje C++ <text:s/>y los elementos implementados son:</text:p>
      <text:list xml:id="list1647483655" text:style-name="L2">
        <text:list-item>
          <text:p text:style-name="P5">Node.h y Node.cpp</text:p>
        </text:list-item>
        <text:list-item>
          <text:p text:style-name="P5">Astar.h y Astar.cpp</text:p>
        </text:list-item>
        <text:list-item>
          <text:p text:style-name="P5">IDA.h y IDA.cpp</text:p>
        </text:list-item>
      </text:list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P3">Referencias bibliográficas</text:p>
      <text:p text:style-name="Standard"/>
      <text:p text:style-name="Standard">[1] Helmert, M. Landmark Heuristics for the Pancake Problem. SOCS-10. Disponible en: <text:a xlink:type="simple" xlink:href="http://www.aaai.org/ocs/index.php/SOCS/SOCS10/paper/view/2072/2512">http://www.aaai.org/ocs/index.php/SOCS/SOCS10/paper/view/2072/2512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race </meta:initial-creator>
    <meta:creation-date>2012-10-06T18:14:40</meta:creation-date>
    <dc:date>2012-10-21T18:45:03</dc:date>
    <dc:creator>Grace </dc:creator>
    <meta:editing-duration>PT01H54M33S</meta:editing-duration>
    <meta:editing-cycles>8</meta:editing-cycles>
    <meta:generator>OpenOffice.org/3.2$Linux OpenOffice.org_project/320m12$Build-9483</meta:generator>
    <meta:document-statistic meta:table-count="0" meta:image-count="0" meta:object-count="0" meta:page-count="3" meta:paragraph-count="34" meta:word-count="525" meta:character-count="3124"/>
  </office:meta>
</office:document-meta>
</file>